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daa5f" officeooo:paragraph-rsid="000daa5f" style:font-style-asian="italic" style:font-style-complex="italic"/>
    </style:style>
    <style:style style:name="P2" style:family="paragraph" style:parent-style-name="Standard">
      <style:text-properties fo:font-style="italic" fo:font-weight="bold" officeooo:rsid="000e24b7" officeooo:paragraph-rsid="000e24b7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officeooo:rsid="000c108c" officeooo:paragraph-rsid="000e24b7"/>
    </style:style>
    <style:style style:name="P4" style:family="paragraph" style:parent-style-name="Subtitle">
      <style:paragraph-properties fo:text-align="start" style:justify-single-word="false"/>
      <style:text-properties fo:font-style="italic" officeooo:rsid="000e24b7" officeooo:paragraph-rsid="000e24b7" style:font-style-asian="italic" style:font-style-complex="italic"/>
    </style:style>
    <style:style style:name="P5" style:family="paragraph" style:parent-style-name="Title">
      <style:paragraph-properties fo:text-align="start" style:justify-single-word="false"/>
      <style:text-properties officeooo:paragraph-rsid="000c598e"/>
    </style:style>
    <style:style style:name="P6" style:family="paragraph" style:parent-style-name="Title">
      <style:paragraph-properties fo:text-align="start" style:justify-single-word="false"/>
      <style:text-properties officeooo:paragraph-rsid="001c4f26"/>
    </style:style>
    <style:style style:name="P7" style:family="paragraph" style:parent-style-name="Heading_20_1">
      <style:text-properties fo:font-style="italic" fo:font-weight="bold" officeooo:rsid="000e855f" officeooo:paragraph-rsid="000e855f" style:font-style-asian="italic" style:font-weight-asian="bold" style:font-style-complex="italic" style:font-weight-complex="bold"/>
    </style:style>
    <style:style style:name="P8" style:family="paragraph" style:parent-style-name="Heading_20_1">
      <style:text-properties fo:font-style="italic" fo:font-weight="bold" officeooo:rsid="000e24b7" officeooo:paragraph-rsid="000e24b7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style:font-name="Liberation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0" style:family="paragraph">
      <style:paragraph-properties fo:text-align="start"/>
      <style:text-properties style:font-name="Liberation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Liberation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style:paragraph-properties fo:text-align="center"/>
      <style:text-properties style:font-name="F" fo:font-size="24pt" fo:font-style="italic" style:font-size-asian="24pt" style:font-style-asian="italic" style:font-size-complex="24pt" style:font-style-complex="italic"/>
    </style:style>
    <style:style style:name="P13" style:family="paragraph">
      <style:text-properties style:font-name="F" fo:font-size="12pt"/>
    </style:style>
    <style:style style:name="P14" style:family="paragraph">
      <style:text-properties style:font-name="F" fo:font-size="12pt" fo:font-style="italic" style:font-style-asian="italic" style:font-style-complex="italic"/>
    </style:style>
    <style:style style:name="P15" style:family="paragraph">
      <loext:graphic-properties draw:fill="none" draw:fill-color="#ffffff"/>
      <style:text-properties style:font-name="F" fo:font-size="24pt" fo:font-style="italic" style:font-size-asian="24pt" style:font-style-asian="italic" style:font-size-complex="24pt" style:font-style-complex="italic"/>
    </style:style>
    <style:style style:name="P16" style:family="paragraph">
      <style:paragraph-properties fo:text-align="center"/>
      <style:text-properties style:font-name="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style:font-name="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8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P19" style:family="paragraph">
      <style:paragraph-properties fo:text-align="start"/>
      <style:text-properties style:font-name="Liberation Sans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style:font-name="Liberation Sans" fo:font-weight="bold" style:font-weight-asian="bold" style:font-weight-complex="bold"/>
    </style:style>
    <style:style style:name="T1" style:family="text">
      <style:text-properties style:font-name="Liberation Sans" fo:font-size="12pt" style:font-name-asian="Noto Sans CJK SC Regular" style:font-size-asian="12pt" style:font-name-complex="FreeSans2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aa5f" style:font-weight-asian="normal" style:font-weight-complex="normal"/>
    </style:style>
    <style:style style:name="T4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5" style:family="text">
      <style:text-properties style:font-name="Liberation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style:font-name="Liberation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style:font-name="Liberation San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style:font-name="Liberation Sans" fo:font-weight="bold" style:font-weight-asian="bold" style:font-weight-complex="bold"/>
    </style:style>
    <style:style style:name="T13" style:family="text">
      <style:text-properties style:font-name="Liberation Sans" fo:font-size="18pt" style:font-size-asian="15pt" style:font-size-complex="18pt"/>
    </style:style>
    <style:style style:name="T14" style:family="text">
      <style:text-properties style:font-name="Liberation Sans" fo:font-size="18pt" fo:font-weight="bold" style:font-size-asian="15pt" style:font-weight-asian="bold" style:font-size-complex="18pt" style:font-weight-complex="bold"/>
    </style:style>
    <style:style style:name="T15" style:family="text">
      <style:text-properties style:font-name="Liberation Serif" fo:font-weight="bold" style:font-weight-asian="bold" style:font-weight-complex="bold"/>
    </style:style>
    <style:style style:name="T16" style:family="text">
      <style:text-properties style:font-name="Liberation Serif"/>
    </style:style>
    <style:style style:name="T17" style:family="text">
      <style:text-properties style:font-name="Liberation Sans"/>
    </style:style>
    <style:style style:name="T18" style:family="text">
      <style:text-properties style:font-name="Liberation Sans" fo:font-size="24pt" fo:font-weight="bold" style:font-size-asian="20pt" style:font-weight-asian="bold" style:font-size-complex="24pt" style:font-weight-complex="bold"/>
    </style:style>
    <style:style style:name="T19" style:family="text">
      <style:text-properties style:font-name="Liberation Seri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3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3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3.8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3.5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text:anchor-type="paragraph" draw:z-index="2" draw:name="Shape3" draw:style-name="gr3" draw:text-style-name="P17" svg:width="3.4898in" svg:height="3.8335in" svg:x="-0.0374in" svg:y="0.128in"><draw:text-box><text:p text:style-name="P16"><text:span text:style-name="T17">EDUCATION</text:span></text:p><text:p text:style-name="P16"><text:span text:style-name="T17"/></text:p><text:p text:style-name="P13"><text:span text:style-name="T14">High School Diploma </text:span></text:p><text:p text:style-name="P13"><text:span text:style-name="T15">East Lake High School</text:span><text:span text:style-name="T16">, Tarpon Springs, FL. </text:span></text:p><text:p text:style-name="P14"><text:span text:style-name="T16">From August 2009 – June 2013</text:span></text:p><text:p text:style-name="P14"><text:span text:style-name="T16"/></text:p><text:p text:style-name="P13"><text:span text:style-name="T14">Associates in Arts</text:span></text:p><text:p text:style-name="P13"><text:span text:style-name="T15">Tallahassee Community College</text:span><text:span text:style-name="T16">, Tallahassee, </text:span><text:span text:style-name="T16">FL.</text:span></text:p><text:p text:style-name="P14"><text:span text:style-name="T16">From January 2014 – December 2015</text:span></text:p><text:p text:style-name="P14"><text:span text:style-name="T16"/></text:p><text:p text:style-name="P13"><text:span text:style-name="T14">Bachelor’s of Arts in CS</text:span></text:p><text:p text:style-name="P13"><text:span text:style-name="T15">Florida State University,</text:span><text:span text:style-name="T16"> Tallahassee, FL.</text:span></text:p><text:p text:style-name="P14"><text:span text:style-name="T16">From January 2016 – December 2017</text:span></text:p></draw:text-box></draw:frame><draw:frame text:anchor-type="paragraph" draw:z-index="1" draw:name="Shape2" draw:style-name="gr2" draw:text-style-name="P15" svg:width="3.6776in" svg:height="3.2504in" svg:x="3.6291in" svg:y="0.1571in"><draw:text-box><text:p text:style-name="P12"><text:span text:style-name="T12">EMPLOYMENT</text:span></text:p><text:p text:style-name="P13"><text:span text:style-name="T13"/></text:p><text:p text:style-name="P13"><text:span text:style-name="T14">Deli Clerk </text:span></text:p><text:p text:style-name="P13"><text:span text:style-name="T15">Publix Super Markets</text:span><text:span text:style-name="T16">, Palm Harbor, FL.</text:span></text:p><text:p text:style-name="P14"><text:span text:style-name="T16">From October 2011- December 2012</text:span></text:p><text:p text:style-name="P14"/><text:p text:style-name="P13"><text:span text:style-name="T14">Team Member</text:span></text:p><text:p text:style-name="P13"><text:span text:style-name="T15">Jersey Mikes, </text:span><text:span text:style-name="T16">Tallahassee, FL.</text:span></text:p><text:p text:style-name="P14"><text:span text:style-name="T16">From June 2014 - <text:s/>November 2014</text:span></text:p><text:p text:style-name="P14"/><text:p text:style-name="P13"><text:span text:style-name="T14">Valet Manager</text:span></text:p><text:p text:style-name="P13"><text:span text:style-name="T15">Mako Valet, </text:span><text:span text:style-name="T16">Tallahassee, FL.</text:span></text:p><text:p text:style-name="P14"><text:span text:style-name="T16">From November 2014 – current</text:span></text:p></draw:text-box></draw:frame><text:span text:style-name="T4"><text:tab/></text:span></text:p>
      <text:p text:style-name="P1"><text:span text:style-name="T2"/></text:p>
      <text:h text:style-name="P8" text:outline-level="1"><text:span text:style-name="T2"/></text:h>
      <text:p text:style-name="P2"><text:span text:style-name="T2"/></text:p>
      <text:h text:style-name="Heading_20_1" text:outline-level="1"/>
      <text:h text:style-name="P7" text:outline-level="1"/>
      <text:h text:style-name="Heading_20_1" text:outline-level="1"/>
      <text:p text:style-name="P3"><draw:frame text:anchor-type="paragraph" draw:z-index="0" draw:name="Shape1" draw:style-name="gr1" draw:text-style-name="P11" svg:width="3.4378in" svg:height="4.3232in" svg:x="-0.2146in" svg:y="0.8811in"><draw:text-box><text:p text:style-name="P9"><text:span text:style-name="T5">WEB PROJECTS</text:span></text:p><text:p text:style-name="P10"><text:span text:style-name="T6"/></text:p><text:p text:style-name="P10"><text:span text:style-name="T7">TheKidsVillage.org</text:span></text:p><text:p text:style-name="P10"><text:span text:style-name="T8">Child care facility, </text:span><text:span text:style-name="T9">Tallahassee, FL. </text:span></text:p><text:p text:style-name="P10"><text:span text:style-name="T10"/></text:p><text:p text:style-name="P10"><text:span text:style-name="T7">Frazeframe.com</text:span></text:p><text:p text:style-name="P10"><text:span text:style-name="T8">Mobile Application, </text:span><text:span text:style-name="T9">Tallahassee, FL.</text:span></text:p><text:p text:style-name="P10"><text:span text:style-name="T7"/></text:p><text:p text:style-name="P10"><text:span text:style-name="T7">CoryVanValin.com</text:span></text:p><text:p text:style-name="P10"><text:span text:style-name="T8">Professional Magician,</text:span><text:span text:style-name="T9"> Tampa, FL.</text:span></text:p><text:p text:style-name="P9"><text:span text:style-name="T11"/></text:p><text:p text:style-name="P10"><text:span text:style-name="T7">YiaYiasGreekExpress.com </text:span></text:p><text:p text:style-name="P10"><text:span text:style-name="T8">Greek Restaurant, </text:span><text:span text:style-name="T9">Palm Harbor, FL.</text:span></text:p></draw:text-box></draw:frame><draw:frame text:anchor-type="paragraph" draw:z-index="3" draw:name="Shape4" draw:style-name="gr4" draw:text-style-name="P20" svg:width="3.3335in" svg:height="4.198in" svg:x="3.5146in" svg:y="0.8953in"><draw:text-box><text:p text:style-name="P18"><text:span text:style-name="T18">SKILLS</text:span></text:p><text:p text:style-name="P19"><text:span text:style-name="T19"/></text:p><text:p text:style-name="P19"><text:span text:style-name="T19">Website Design</text:span></text:p><text:p text:style-name="P19"><text:span text:style-name="T19">Graphic Design</text:span></text:p><text:p text:style-name="P19"><text:span text:style-name="T19">User Interface Design</text:span></text:p><text:p text:style-name="P19"><text:span text:style-name="T19">WordPress Development</text:span></text:p><text:p text:style-name="P19"><text:span text:style-name="T19">Search Engine Optimization</text:span></text:p><text:p text:style-name="P19"><text:span text:style-name="T19">Web Application Development</text:span></text:p><text:p text:style-name="P19"><text:span text:style-name="T19">Programming</text:span></text:p><text:p text:style-name="P19"><text:span text:style-name="T19">HTML5</text:span></text:p><text:p text:style-name="P19"><text:span text:style-name="T19">CSS3</text:span></text:p><text:p text:style-name="P19"><text:span text:style-name="T19">Javascript</text:span></text:p><text:p text:style-name="P19"><text:span text:style-name="T19">jQuery</text:span></text:p><text:p text:style-name="P19"><text:span text:style-name="T19">C++</text:span></text:p><text:p text:style-name="P19"><text:span text:style-name="T19">JSON</text:span></text:p><text:p text:style-name="P19"><text:span text:style-name="T19"/></text:p><text:p text:style-name="P19"><text:span text:style-name="T19"/></text:p><text:p text:style-name="P19"><text:span text:style-name="T19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0c108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paragraph-properties fo:text-align="start" style:justify-single-word="false"/>
      <style:text-properties officeooo:paragraph-rsid="000c598e"/>
    </style:style>
    <style:style style:name="MP2" style:family="paragraph" style:parent-style-name="Title">
      <style:paragraph-properties fo:text-align="start" style:justify-single-word="false"/>
      <style:text-properties officeooo:paragraph-rsid="001c4f26"/>
    </style:style>
    <style:style style:name="MT1" style:family="text">
      <style:text-properties style:font-name="Liberation Sans" fo:font-size="12pt" style:font-name-asian="Noto Sans CJK SC Regular" style:font-size-asian="12pt" style:font-name-complex="FreeSans2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obert Smitha<text:tab/><text:tab/><text:tab/><text:tab/><text:tab/><text:span text:style-name="MT1">(727) 432 3457 </text:span><text:a xlink:type="simple" xlink:href="mailto:robsmitha@webmediaconcepts.com" text:style-name="Internet_20_link" text:visited-style-name="Visited_20_Internet_20_Link"><text:span text:style-name="MT1">robsmitha@webmediaconcepts.com</text:span></text:a><text:span text:style-name="MT1"> </text:span></text:p>
      </style:header>
      <style:footer>
        <text:p text:style-name="MP2"><text:tab/><text:tab/><text:tab/><text:tab/><text:tab/><text:tab/><text:tab/><text:tab/><text:tab/><text:tab/><text:tab/><text:span text:style-name="MT1">(727) 432 3457 </text:span><text:a xlink:type="simple" xlink:href="mailto:robsmitha@webmediaconcepts.com" text:style-name="Internet_20_link" text:visited-style-name="Visited_20_Internet_20_Link"><text:span text:style-name="MT1">robsmitha@webmediaconcepts.com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12:46:01.550936471</meta:creation-date>
    <dc:date>2016-12-30T14:39:59.714322596</dc:date>
    <meta:editing-duration>PT57M46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10" meta:character-count="121" meta:non-whitespace-character-count="96"/>
  </office:meta>
</office:document-meta>
</file>